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5ba2f" officeooo:paragraph-rsid="0025ba2f"/>
    </style:style>
    <style:style style:name="P2" style:family="paragraph" style:parent-style-name="Standard">
      <style:text-properties officeooo:rsid="00284f48" officeooo:paragraph-rsid="00284f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 </text:p>
      <text:p text:style-name="P2"><text:s/>select u.u_add from users u,install i,solar_panel p where u.u_no=i.u_no and p.sp_no=i.sp_no and p.capacity=(select max(p.capacity) from </text:p>
      <text:p text:style-name="P2"><text:s text:c="4"/>-&gt; <text:s/>solar_panel p);</text:p>
      <text:p text:style-name="P2"/>
      <text:p text:style-name="P2">3</text:p>
      <text:p text:style-name="P2">select u.u_add from users u,install i,solar_panel p where u.u_no=i.u_no and p.sp_no=i.sp_no and p.type='mono';</text:p>
      <text:p text:style-name="P2"/>
      <text:p text:style-name="P2">5</text:p>
      <text:p text:style-name="P2">select v.* from vendors v,install i,solar_panel p where p.sp_no=i.sp_no and v.v_no=i.v_no and i.i_date=(select min(i_date) from install </text:p>
      <text:p text:style-name="P2"><text:s text:c="4"/>-&gt; <text:s/>i);</text:p>
      <text:p text:style-name="P2"/>
      <text:p text:style-name="P2">6</text:p>
      <text:p text:style-name="P2">select avg(i.charge) as average from users u,solar_panel p,install i where i.sp_no=p.sp_no and i.type='commercial' group by i.charge having avg(i.charge);</text:p>
      <text:p text:style-name="P2"/>
      <text:p text:style-name="P2">4</text:p>
      <text:p text:style-name="P2">select u.u_add as address,sum(i.charge)as total from users u,install i,solar_panel p where u.u_no=i.u_no and p.sp_no=i.sp_no and p.type='poly' and exists(select u.u_add from users u,install i,solar_panel p where u.u_no=i.u_no and p.type='mono')group by u.u_add;</text:p>
      <text:p text:style-name="P2"/>
      <text:p text:style-name="P2">1</text:p>
      <text:p text:style-name="P2"/>
      <text:p text:style-name="P2">select v.v_name from vendors v,solar_panel p,install i where v.v_no=i.v_no and p.sp_no=i.sp_no and i.type='domestic' group by v.v_name having count(v.v_no)&gt;2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4:23:23.496065027</meta:creation-date>
    <dc:date>2023-08-11T15:33:43.513149069</dc:date>
    <meta:editing-duration>PT11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21" meta:character-count="997" meta:non-whitespace-character-count="876"/>
  </office:meta>
</office:document-meta>
</file>